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'''try:<text:line-break/> <text:s text:c="3"/>n=input("intro numero")<text:line-break/> <text:s text:c="3"/>print(5/n)<text:line-break/>except TypeError as e:<text:line-break/> <text:s text:c="3"/>print("err",e.err) <text:s text:c="7"/># da el error<text:line-break/> <text:s text:c="3"/>print("errno",e.errno) <text:s text:c="5"/># devuelve el codigo <text:line-break/> <text:s text:c="3"/>print("strerror",e.strerror) <text:s text:c="2"/># devuelve el conjunto de los dos<text:line-break/> <text:s text:c="3"/>print("no cadena")<text:line-break/>except ZeroDivisionError:<text:line-break/> <text:s text:c="3"/>print("no cero")<text:line-break/>except ValueError:<text:line-break/> <text:s text:c="3"/>print("letras no")<text:line-break/>except exception: #siempre va al final y es para otras otros errores<text:line-break/> <text:s text:c="3"/>print ("otro tipo de error")<text:line-break/><text:line-break/> <text:line-break/>try:<text:line-break/> <text:s text:c="3"/>f=open("filetest","w")<text:line-break/> <text:s text:c="3"/>f.write("balalalalla")<text:line-break/>except (IOError,TypeError) as e: #Junta dos errores en uno<text:line-break/> <text:s text:c="3"/>print("testeandoo varios excepciones {}".format(e.args[1])) # muestra el tipo de error dentro de <text:line-break/> <text:s text:c="63"/># los dos argumentos<text:line-break/>else:<text:line-break/> <text:s text:c="3"/>print("Se ha escrito todo lo puesto puto")<text:line-break/> <text:s text:c="3"/>f.close()<text:line-break/><text:line-break/>crear un scryp en pyton teniendo un diccionario de colores (rojo: red,verde: green,negro:black)<text:line-break/>pide por teclado clave a buscar si dicha clave no existe "la clave no existe" sino abrir fichero<text:line-break/>para escribir el valor de la clave encontrada mostramos el contenido de ese fichero,<text:line-break/>'''<text:line-break/>colores={"rojo":"red","verde":" green","negro":"black"}<text:line-break/>clave=input("introduce un color")<text:line-break/>try:<text:line-break/> <text:s text:c="3"/>color=colores[clave]<text:line-break/> <text:s text:c="3"/>try:<text:line-break/> <text:s text:c="8"/>f=open("asd","r")<text:line-break/> <text:s text:c="8"/>f.write(color)<text:line-break/> <text:s text:c="3"/>except IOError:<text:line-break/> <text:s text:c="7"/>print("El fichero no existe")<text:line-break/> <text:s text:c="3"/>except TypeError:<text:line-break/> <text:s text:c="7"/>print("El dato no vale")<text:line-break/> <text:s text:c="3"/>else:<text:line-break/> <text:s text:c="7"/>f.close<text:line-break/> <text:s text:c="7"/><text:line-break/> <text:s text:c="3"/>try:<text:line-break/> <text:s text:c="7"/>f.open("asd","r")<text:line-break/> <text:s text:c="7"/>print(f.read())<text:line-break/> <text:s text:c="3"/>except IOError:<text:line-break/> <text:s text:c="7"/>print("no existe")<text:line-break/><text:soft-page-break/> <text:s text:c="3"/>else:<text:line-break/> <text:s text:c="7"/>f.close()<text:line-break/> <text:s text:c="7"/><text:line-break/>except KeyError:<text:line-break/> <text:s text:c="3"/>print("El color no existe")<text:line-break/>except Exception:<text:line-break/> <text:s text:c="3"/>print("otra excepcion")<text:line-break/><text:line-break/> <text:s/><text:line-break/> <text:s text:c="3"/><text:line-break/> <text:s text:c="3"/><text:line-break/>'''<text:line-break/>crear una funcion llamada obtener edad a la que le pasamos el nombre de un fichero y la edad por parametro si la edad<text:line-break/>pasado por parametro es menor a 0 nos tiene que devolver un error diciendome que esa edad no es valida sino si la cifra<text:line-break/>introducida tiene dos dijitos añadiremos esa cifra a un fichreo llamado edades y obtendremos la media de dicho fichero<text:line-break/>''' <text:s text:c="2"/><text:line-break/><text:line-break/>def (self, arg):<text:line-break/> <text:s text:c="3"/># TODO: write code...<text:line-break/> <text:s text:c="3"/><text:line-break/> <text:s text:c="3"/><text:line-break/> <text:s text:c="3"/><text:line-break/> <text:s text:c="3"/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7T20:35:42.555000000</dc:date>
    <meta:editing-duration>PT11M19S</meta:editing-duration>
    <meta:editing-cycles>1</meta:editing-cycles>
    <meta:document-statistic meta:table-count="0" meta:image-count="0" meta:object-count="0" meta:page-count="2" meta:paragraph-count="1" meta:word-count="255" meta:character-count="2129" meta:non-whitespace-character-count="1556"/>
  </office:meta>
</office:document-meta>
</file>